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OverridingShadowingClassLoad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verridingShadowingClassLoader.suppress( String old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verridingShadowingClassLoader.getResourceAsStream( String requested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OverridingShadowingClassLoader.override( String oldPath , String n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verridingShadowingClassLoad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verridingShadowingClassLoader.getResources( String requested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OverridingShadowingClassLoader.getResource( String requested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OverridingShadowingClassLoader.ResourceOverridingShadowingClassLoader( ClassLoader enclosing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OverridingShadowingClassLoader.copyOverrides( ResourceOverridingShadowingClassLoad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